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1.143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4.011cm"/>
    </style:style>
    <style:style style:name="co8" style:family="table-column">
      <style:table-column-properties fo:break-before="auto" style:column-width="0.688cm"/>
    </style:style>
    <style:style style:name="co9" style:family="table-column">
      <style:table-column-properties fo:break-before="auto" style:column-width="4.447cm"/>
    </style:style>
    <style:style style:name="co10" style:family="table-column">
      <style:table-column-properties fo:break-before="auto" style:column-width="1.833cm"/>
    </style:style>
    <style:style style:name="co11" style:family="table-column">
      <style:table-column-properties fo:break-before="auto" style:column-width="7.1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wMap" table:style-name="ta1">
        <table:table-column table:style-name="co1" table:default-cell-style-name="ce25"/>
        <table:table-column table:style-name="co2" table:default-cell-style-name="ce27"/>
        <table:table-column table:style-name="co3" table:default-cell-style-name="Default"/>
        <table:table-column table:style-name="co2" table:default-cell-style-name="ce27"/>
        <table:table-column table:style-name="co3" table:default-cell-style-name="Default"/>
        <table:table-column table:style-name="co2" table:default-cell-style-name="ce27"/>
        <table:table-column table:style-name="co3" table:default-cell-style-name="Default"/>
        <table:table-column table:style-name="co2" table:default-cell-style-name="ce27"/>
        <table:table-column table:style-name="co4" table:default-cell-style-name="Default"/>
        <table:table-column table:style-name="co2" table:default-cell-style-name="ce27"/>
        <table:table-column table:style-name="co3" table:default-cell-style-name="Default"/>
        <table:table-column table:style-name="co2" table:default-cell-style-name="ce27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gameKey Left Hand</text:p>
          </table:table-cell>
          <table:covered-table-cell table:style-name="ce1"/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style-name="ce1"/>
          <table:covered-table-cell/>
          <table:table-cell table:number-columns-repeated="4"/>
        </table:table-row>
        <table:table-row table:style-name="ro1">
          <table:table-cell table:style-name="Default"/>
          <table:table-cell table:style-name="ce1" office:value-type="string" calcext:value-type="string" table:number-columns-spanned="2" table:number-rows-spanned="1">
            <text:p>Pinky</text:p>
          </table:table-cell>
          <table:covered-table-cell/>
          <table:table-cell table:style-name="ce1" office:value-type="string" calcext:value-type="string" table:number-columns-spanned="2" table:number-rows-spanned="1">
            <text:p>Ring</text:p>
          </table:table-cell>
          <table:covered-table-cell/>
          <table:table-cell table:style-name="ce1" office:value-type="string" calcext:value-type="string" table:number-columns-spanned="2" table:number-rows-spanned="1">
            <text:p>Middle</text:p>
          </table:table-cell>
          <table:covered-table-cell/>
          <table:table-cell table:style-name="ce1" office:value-type="string" calcext:value-type="string" table:number-columns-spanned="2" table:number-rows-spanned="1">
            <text:p>Index</text:p>
          </table:table-cell>
          <table:covered-table-cell/>
          <table:table-cell table:style-name="ce1" office:value-type="string" calcext:value-type="string" table:number-columns-spanned="2" table:number-rows-spanned="1">
            <text:p>Nav</text:p>
          </table:table-cell>
          <table:covered-table-cell/>
          <table:table-cell table:style-name="ce1" office:value-type="string" calcext:value-type="string" table:number-columns-spanned="2" table:number-rows-spanned="1">
            <text:p>Extras</text:p>
          </table:table-cell>
          <table:covered-table-cell/>
          <table:table-cell table:number-columns-repeated="4"/>
        </table:table-row>
        <table:table-row table:style-name="ro1">
          <table:table-cell table:style-name="Default"/>
          <table:table-cell table:style-name="ce29" office:value-type="string" calcext:value-type="string" table:number-columns-spanned="2" table:number-rows-spanned="1">
            <text:p>C0</text:p>
          </table:table-cell>
          <table:covered-table-cell table:style-name="ce30"/>
          <table:table-cell table:style-name="ce29" office:value-type="string" calcext:value-type="string" table:number-columns-spanned="2" table:number-rows-spanned="1">
            <text:p>C1</text:p>
          </table:table-cell>
          <table:covered-table-cell table:style-name="ce30"/>
          <table:table-cell table:style-name="ce29" office:value-type="string" calcext:value-type="string" table:number-columns-spanned="2" table:number-rows-spanned="1">
            <text:p>C2</text:p>
          </table:table-cell>
          <table:covered-table-cell table:style-name="ce30"/>
          <table:table-cell table:style-name="ce29" office:value-type="string" calcext:value-type="string" table:number-columns-spanned="2" table:number-rows-spanned="1">
            <text:p>C3</text:p>
          </table:table-cell>
          <table:covered-table-cell table:style-name="ce30"/>
          <table:table-cell table:style-name="ce29" office:value-type="string" calcext:value-type="string" table:number-columns-spanned="2" table:number-rows-spanned="1">
            <text:p>C4</text:p>
          </table:table-cell>
          <table:covered-table-cell table:style-name="ce30"/>
          <table:table-cell table:style-name="ce29" office:value-type="string" calcext:value-type="string" table:number-columns-spanned="2" table:number-rows-spanned="1">
            <text:p>C5</text:p>
          </table:table-cell>
          <table:covered-table-cell table:style-name="ce9"/>
          <table:table-cell table:number-columns-repeated="4"/>
        </table:table-row>
        <table:table-row table:style-name="ro1">
          <table:table-cell office:value-type="string" calcext:value-type="string">
            <text:p>R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PinkyB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ingB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MiddleB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IndexB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ThumbNav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IndexBAdd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inkyB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ngB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MiddleB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IndexB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ThumbNav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PinkyBAdd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inkyB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RingB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MiddleB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IndexB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ThumbNav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ThumbStickPu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PinkyB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RingB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MiddleB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IndexB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ThumbNavW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ThumbBAdd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PinkyB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RingB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MiddleB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IndexB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ThumbNavPush</text:p>
          </table:table-cell>
          <table:table-cell office:value-type="float" office:value="29" calcext:value-type="float">
            <text:p>29</text:p>
          </table:table-cell>
          <table:table-cell table:style-name="ce32"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3" table:number-rows-spanned="1">
            <text:p>gameKey Right Hand</text:p>
          </table:table-cell>
          <table:covered-table-cell table:style-name="ce1"/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style-name="ce1"/>
          <table:covered-table-cell/>
          <table:covered-table-cell table:style-name="ce1"/>
          <table:covered-table-cell/>
          <table:table-cell table:number-columns-repeated="4"/>
        </table:table-row>
        <table:table-row table:style-name="ro1">
          <table:table-cell table:style-name="Default"/>
          <table:table-cell table:style-name="ce1" office:value-type="string" calcext:value-type="string" table:number-columns-spanned="2" table:number-rows-spanned="1">
            <text:p>Pinky</text:p>
          </table:table-cell>
          <table:covered-table-cell/>
          <table:table-cell table:style-name="ce1" office:value-type="string" calcext:value-type="string" table:number-columns-spanned="2" table:number-rows-spanned="1">
            <text:p>Ring</text:p>
          </table:table-cell>
          <table:covered-table-cell/>
          <table:table-cell table:style-name="ce1" office:value-type="string" calcext:value-type="string" table:number-columns-spanned="2" table:number-rows-spanned="1">
            <text:p>Middle</text:p>
          </table:table-cell>
          <table:covered-table-cell/>
          <table:table-cell table:style-name="ce1" office:value-type="string" calcext:value-type="string" table:number-columns-spanned="2" table:number-rows-spanned="1">
            <text:p>Index</text:p>
          </table:table-cell>
          <table:covered-table-cell/>
          <table:table-cell table:style-name="ce1" office:value-type="string" calcext:value-type="string" table:number-columns-spanned="2" table:number-rows-spanned="1">
            <text:p>Nav</text:p>
          </table:table-cell>
          <table:covered-table-cell/>
          <table:table-cell table:style-name="ce1" office:value-type="string" calcext:value-type="string" table:number-columns-spanned="2" table:number-rows-spanned="1">
            <text:p>Extras</text:p>
          </table:table-cell>
          <table:covered-table-cell/>
          <table:table-cell table:number-columns-repeated="4"/>
        </table:table-row>
        <table:table-row table:style-name="ro1">
          <table:table-cell table:style-name="Default"/>
          <table:table-cell table:style-name="ce29" office:value-type="string" calcext:value-type="string" table:number-columns-spanned="2" table:number-rows-spanned="1">
            <text:p>C0</text:p>
          </table:table-cell>
          <table:covered-table-cell table:style-name="ce30"/>
          <table:table-cell table:style-name="ce29" office:value-type="string" calcext:value-type="string" table:number-columns-spanned="2" table:number-rows-spanned="1">
            <text:p>C1</text:p>
          </table:table-cell>
          <table:covered-table-cell table:style-name="ce30"/>
          <table:table-cell table:style-name="ce29" office:value-type="string" calcext:value-type="string" table:number-columns-spanned="2" table:number-rows-spanned="1">
            <text:p>C2</text:p>
          </table:table-cell>
          <table:covered-table-cell table:style-name="ce30"/>
          <table:table-cell table:style-name="ce29" office:value-type="string" calcext:value-type="string" table:number-columns-spanned="2" table:number-rows-spanned="1">
            <text:p>C3</text:p>
          </table:table-cell>
          <table:covered-table-cell table:style-name="ce30"/>
          <table:table-cell table:style-name="ce29" office:value-type="string" calcext:value-type="string" table:number-columns-spanned="2" table:number-rows-spanned="1">
            <text:p>C4</text:p>
          </table:table-cell>
          <table:covered-table-cell table:style-name="ce30"/>
          <table:table-cell table:style-name="ce29" office:value-type="string" calcext:value-type="string" table:number-columns-spanned="2" table:number-rows-spanned="1">
            <text:p>C5</text:p>
          </table:table-cell>
          <table:covered-table-cell table:style-name="ce9"/>
          <table:table-cell table:number-columns-repeated="4"/>
        </table:table-row>
        <table:table-row table:style-name="ro1">
          <table:table-cell office:value-type="string" calcext:value-type="string">
            <text:p>R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ThumbNav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ndexB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MiddleB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RingB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PinkyB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IndexBAdd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humbNav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ndexB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MiddleB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RingB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PinkyB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PinkyBAdd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umbNav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ndexB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MiddleB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RingB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PinkyB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ThumbStickPu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umbNav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ndexB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MiddleB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RingB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PinkyB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ThumbBAdd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ThumbNavPus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ndexB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MiddleB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RingB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PinkyB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ce26" office:value-type="string" calcext:value-type="string" table:number-columns-spanned="3" table:number-rows-spanned="1">
            <text:p>Other Pins</text:p>
          </table:table-cell>
          <table:covered-table-cell table:style-name="Default"/>
          <table:covered-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ce27" office:value-type="string" calcext:value-type="string">
            <text:p>A3</text:p>
          </table:table-cell>
          <table:table-cell table:style-name="ce5" office:value-type="string" calcext:value-type="string" table:number-columns-spanned="2" table:number-rows-spanned="1">
            <text:p>Joystick Y</text:p>
          </table:table-cell>
          <table:covered-table-cell table:style-name="ce31"/>
          <table:table-cell table:style-name="Default"/>
          <table:table-cell/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kThumbStickN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ce27" office:value-type="string" calcext:value-type="string">
            <text:p>A2</text:p>
          </table:table-cell>
          <table:table-cell table:style-name="ce5" office:value-type="string" calcext:value-type="string" table:number-columns-spanned="2" table:number-rows-spanned="1">
            <text:p>Joystick X</text:p>
          </table:table-cell>
          <table:covered-table-cell table:style-name="ce31"/>
          <table:table-cell table:style-name="Default"/>
          <table:table-cell/>
          <table:table-cell table:style-name="Default" office:value-type="float" office:value="101" calcext:value-type="float">
            <text:p>101</text:p>
          </table:table-cell>
          <table:table-cell office:value-type="string" calcext:value-type="string">
            <text:p>kThumbStickE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ce27" office:value-type="string" calcext:value-type="string">
            <text:p>D10</text:p>
          </table:table-cell>
          <table:table-cell table:style-name="ce5" office:value-type="string" calcext:value-type="string" table:number-columns-spanned="2" table:number-rows-spanned="1">
            <text:p>Keyboard Enable</text:p>
          </table:table-cell>
          <table:covered-table-cell table:style-name="ce31"/>
          <table:table-cell table:style-name="Default"/>
          <table:table-cell/>
          <table:table-cell table:style-name="Default" office:value-type="float" office:value="102" calcext:value-type="float">
            <text:p>102</text:p>
          </table:table-cell>
          <table:table-cell office:value-type="string" calcext:value-type="string">
            <text:p>kThumbStickS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kIndexBAddon</text:p>
          </table:table-cell>
        </table:table-row>
        <table:table-row table:style-name="ro1">
          <table:table-cell table:style-name="ce27" office:value-type="string" calcext:value-type="string">
            <text:p>D8</text:p>
          </table:table-cell>
          <table:table-cell table:style-name="ce5" office:value-type="string" calcext:value-type="string" table:number-columns-spanned="2" table:number-rows-spanned="1">
            <text:p>Mode Button</text:p>
          </table:table-cell>
          <table:covered-table-cell table:style-name="ce31"/>
          <table:table-cell table:style-name="Default"/>
          <table:table-cell/>
          <table:table-cell table:style-name="Default" office:value-type="float" office:value="103" calcext:value-type="float">
            <text:p>103</text:p>
          </table:table-cell>
          <table:table-cell office:value-type="string" calcext:value-type="string">
            <text:p>kThumbStickW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kPinkyBAddon</text:p>
          </table:table-cell>
        </table:table-row>
        <table:table-row table:style-name="ro1">
          <table:table-cell table:style-name="ce27" office:value-type="string" calcext:value-type="string">
            <text:p>D9</text:p>
          </table:table-cell>
          <table:table-cell table:style-name="ce5" office:value-type="string" calcext:value-type="string" table:number-columns-spanned="2" table:number-rows-spanned="1">
            <text:p>Neopixel</text:p>
          </table:table-cell>
          <table:covered-table-cell table:style-name="ce31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kThumbStickPush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kThumbBAddon</text:p>
          </table:table-cell>
        </table:table-row>
        <table:table-row table:style-name="ro1">
          <table:table-cell table:style-name="ce26" office:value-type="string" calcext:value-type="string" table:number-columns-spanned="3" table:number-rows-spanned="1">
            <text:p>Feature Flags</text:p>
          </table:table-cell>
          <table:covered-table-cell table:style-name="Default"/>
          <table:covered-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None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(L/R)(ThumbAddon)(PinkyAddon)(IndexAddon)</text:p>
          </table:table-cell>
          <table:covered-table-cell table:style-name="Default"/>
          <table:covered-table-cell/>
          <table:covered-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0101</text:p>
          </table:table-cell>
          <table:table-cell table:style-name="ce5" office:value-type="string" calcext:value-type="string" table:number-columns-spanned="5" table:number-rows-spanned="1">
            <text:p>LH, yes Thumb, no Pinky, yes Index</text:p>
          </table:table-cell>
          <table:covered-table-cell/>
          <table:covered-table-cell table:style-name="Default"/>
          <table:covered-table-cell/>
          <table:covered-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</table:table-row>
      </table:table>
      <table:table table:name="hwLeft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/>
          <table:table-cell office:value-type="string" calcext:value-type="string">
            <text:p>gk_hw_lefthand = {</text:p>
          </table:table-cell>
        </table:table-row>
        <table:table-row table:style-name="ro1">
          <table:table-cell table:formula="of:=[$hwMap.B4]" office:value-type="float" office:value="0" calcext:value-type="float">
            <text:p>0</text:p>
          </table:table-cell>
          <table:table-cell table:formula="of:=[$hwMap.C4]" office:value-type="string" office:string-value="kPinkyB1" calcext:value-type="string">
            <text:p>kPinkyB1</text:p>
          </table:table-cell>
          <table:table-cell table:formula="of:=&quot;    &quot;&quot;&quot;&amp;[.B2]&amp;&quot;&quot;&quot;: &quot;&amp;[.A2]&amp;&quot;,&quot;" office:value-type="string" office:string-value="    &quot;kPinkyB1&quot;: 0," calcext:value-type="string">
            <text:p><text:s text:c="4"/>"kPinkyB1": 0,</text:p>
          </table:table-cell>
        </table:table-row>
        <table:table-row table:style-name="ro1">
          <table:table-cell table:formula="of:=[$hwMap.B5]" office:value-type="float" office:value="1" calcext:value-type="float">
            <text:p>1</text:p>
          </table:table-cell>
          <table:table-cell table:formula="of:=[$hwMap.C5]" office:value-type="string" office:string-value="kPinkyB2" calcext:value-type="string">
            <text:p>kPinkyB2</text:p>
          </table:table-cell>
          <table:table-cell table:formula="of:=&quot;    &quot;&quot;&quot;&amp;[.B3]&amp;&quot;&quot;&quot;: &quot;&amp;[.A3]&amp;&quot;,&quot;" office:value-type="string" office:string-value="    &quot;kPinkyB2&quot;: 1," calcext:value-type="string">
            <text:p><text:s text:c="4"/>"kPinkyB2": 1,</text:p>
          </table:table-cell>
        </table:table-row>
        <table:table-row table:style-name="ro1">
          <table:table-cell table:formula="of:=[$hwMap.B6]" office:value-type="float" office:value="2" calcext:value-type="float">
            <text:p>2</text:p>
          </table:table-cell>
          <table:table-cell table:formula="of:=[$hwMap.C6]" office:value-type="string" office:string-value="kPinkyB3" calcext:value-type="string">
            <text:p>kPinkyB3</text:p>
          </table:table-cell>
          <table:table-cell table:formula="of:=&quot;    &quot;&quot;&quot;&amp;[.B4]&amp;&quot;&quot;&quot;: &quot;&amp;[.A4]&amp;&quot;,&quot;" office:value-type="string" office:string-value="    &quot;kPinkyB3&quot;: 2," calcext:value-type="string">
            <text:p><text:s text:c="4"/>"kPinkyB3": 2,</text:p>
          </table:table-cell>
        </table:table-row>
        <table:table-row table:style-name="ro1">
          <table:table-cell table:formula="of:=[$hwMap.B7]" office:value-type="float" office:value="3" calcext:value-type="float">
            <text:p>3</text:p>
          </table:table-cell>
          <table:table-cell table:formula="of:=[$hwMap.C7]" office:value-type="string" office:string-value="kPinkyB4" calcext:value-type="string">
            <text:p>kPinkyB4</text:p>
          </table:table-cell>
          <table:table-cell table:formula="of:=&quot;    &quot;&quot;&quot;&amp;[.B5]&amp;&quot;&quot;&quot;: &quot;&amp;[.A5]&amp;&quot;,&quot;" office:value-type="string" office:string-value="    &quot;kPinkyB4&quot;: 3," calcext:value-type="string">
            <text:p><text:s text:c="4"/>"kPinkyB4": 3,</text:p>
          </table:table-cell>
        </table:table-row>
        <table:table-row table:style-name="ro1">
          <table:table-cell table:formula="of:=[$hwMap.B8]" office:value-type="float" office:value="4" calcext:value-type="float">
            <text:p>4</text:p>
          </table:table-cell>
          <table:table-cell table:formula="of:=[$hwMap.C8]" office:value-type="string" office:string-value="kPinkyB5" calcext:value-type="string">
            <text:p>kPinkyB5</text:p>
          </table:table-cell>
          <table:table-cell table:formula="of:=&quot;    &quot;&quot;&quot;&amp;[.B6]&amp;&quot;&quot;&quot;: &quot;&amp;[.A6]&amp;&quot;,&quot;" office:value-type="string" office:string-value="    &quot;kPinkyB5&quot;: 4," calcext:value-type="string">
            <text:p><text:s text:c="4"/>"kPinkyB5": 4,</text:p>
          </table:table-cell>
        </table:table-row>
        <table:table-row table:style-name="ro1">
          <table:table-cell table:formula="of:=[$hwMap.D4]" office:value-type="float" office:value="5" calcext:value-type="float">
            <text:p>5</text:p>
          </table:table-cell>
          <table:table-cell table:formula="of:=[$hwMap.E4]" office:value-type="string" office:string-value="kRingB1" calcext:value-type="string">
            <text:p>kRingB1</text:p>
          </table:table-cell>
          <table:table-cell table:formula="of:=&quot;    &quot;&quot;&quot;&amp;[.B7]&amp;&quot;&quot;&quot;: &quot;&amp;[.A7]&amp;&quot;,&quot;" office:value-type="string" office:string-value="    &quot;kRingB1&quot;: 5," calcext:value-type="string">
            <text:p><text:s text:c="4"/>"kRingB1": 5,</text:p>
          </table:table-cell>
        </table:table-row>
        <table:table-row table:style-name="ro1">
          <table:table-cell table:formula="of:=[$hwMap.D5]" office:value-type="float" office:value="6" calcext:value-type="float">
            <text:p>6</text:p>
          </table:table-cell>
          <table:table-cell table:formula="of:=[$hwMap.E5]" office:value-type="string" office:string-value="kRingB2" calcext:value-type="string">
            <text:p>kRingB2</text:p>
          </table:table-cell>
          <table:table-cell table:formula="of:=&quot;    &quot;&quot;&quot;&amp;[.B8]&amp;&quot;&quot;&quot;: &quot;&amp;[.A8]&amp;&quot;,&quot;" office:value-type="string" office:string-value="    &quot;kRingB2&quot;: 6," calcext:value-type="string">
            <text:p><text:s text:c="4"/>"kRingB2": 6,</text:p>
          </table:table-cell>
        </table:table-row>
        <table:table-row table:style-name="ro1">
          <table:table-cell table:formula="of:=[$hwMap.D6]" office:value-type="float" office:value="7" calcext:value-type="float">
            <text:p>7</text:p>
          </table:table-cell>
          <table:table-cell table:formula="of:=[$hwMap.E6]" office:value-type="string" office:string-value="kRingB3" calcext:value-type="string">
            <text:p>kRingB3</text:p>
          </table:table-cell>
          <table:table-cell table:formula="of:=&quot;    &quot;&quot;&quot;&amp;[.B9]&amp;&quot;&quot;&quot;: &quot;&amp;[.A9]&amp;&quot;,&quot;" office:value-type="string" office:string-value="    &quot;kRingB3&quot;: 7," calcext:value-type="string">
            <text:p><text:s text:c="4"/>"kRingB3": 7,</text:p>
          </table:table-cell>
        </table:table-row>
        <table:table-row table:style-name="ro1">
          <table:table-cell table:formula="of:=[$hwMap.D7]" office:value-type="float" office:value="8" calcext:value-type="float">
            <text:p>8</text:p>
          </table:table-cell>
          <table:table-cell table:formula="of:=[$hwMap.E7]" office:value-type="string" office:string-value="kRingB4" calcext:value-type="string">
            <text:p>kRingB4</text:p>
          </table:table-cell>
          <table:table-cell table:formula="of:=&quot;    &quot;&quot;&quot;&amp;[.B10]&amp;&quot;&quot;&quot;: &quot;&amp;[.A10]&amp;&quot;,&quot;" office:value-type="string" office:string-value="    &quot;kRingB4&quot;: 8," calcext:value-type="string">
            <text:p><text:s text:c="4"/>"kRingB4": 8,</text:p>
          </table:table-cell>
        </table:table-row>
        <table:table-row table:style-name="ro1">
          <table:table-cell table:formula="of:=[$hwMap.D8]" office:value-type="float" office:value="9" calcext:value-type="float">
            <text:p>9</text:p>
          </table:table-cell>
          <table:table-cell table:formula="of:=[$hwMap.E8]" office:value-type="string" office:string-value="kRingB5" calcext:value-type="string">
            <text:p>kRingB5</text:p>
          </table:table-cell>
          <table:table-cell table:formula="of:=&quot;    &quot;&quot;&quot;&amp;[.B11]&amp;&quot;&quot;&quot;: &quot;&amp;[.A11]&amp;&quot;,&quot;" office:value-type="string" office:string-value="    &quot;kRingB5&quot;: 9," calcext:value-type="string">
            <text:p><text:s text:c="4"/>"kRingB5": 9,</text:p>
          </table:table-cell>
        </table:table-row>
        <table:table-row table:style-name="ro1">
          <table:table-cell table:formula="of:=[$hwMap.F4]" office:value-type="float" office:value="10" calcext:value-type="float">
            <text:p>10</text:p>
          </table:table-cell>
          <table:table-cell table:formula="of:=[$hwMap.G4]" office:value-type="string" office:string-value="kMiddleB1" calcext:value-type="string">
            <text:p>kMiddleB1</text:p>
          </table:table-cell>
          <table:table-cell table:formula="of:=&quot;    &quot;&quot;&quot;&amp;[.B12]&amp;&quot;&quot;&quot;: &quot;&amp;[.A12]&amp;&quot;,&quot;" office:value-type="string" office:string-value="    &quot;kMiddleB1&quot;: 10," calcext:value-type="string">
            <text:p><text:s text:c="4"/>"kMiddleB1": 10,</text:p>
          </table:table-cell>
        </table:table-row>
        <table:table-row table:style-name="ro1">
          <table:table-cell table:formula="of:=[$hwMap.F5]" office:value-type="float" office:value="11" calcext:value-type="float">
            <text:p>11</text:p>
          </table:table-cell>
          <table:table-cell table:formula="of:=[$hwMap.G5]" office:value-type="string" office:string-value="kMiddleB2" calcext:value-type="string">
            <text:p>kMiddleB2</text:p>
          </table:table-cell>
          <table:table-cell table:formula="of:=&quot;    &quot;&quot;&quot;&amp;[.B13]&amp;&quot;&quot;&quot;: &quot;&amp;[.A13]&amp;&quot;,&quot;" office:value-type="string" office:string-value="    &quot;kMiddleB2&quot;: 11," calcext:value-type="string">
            <text:p><text:s text:c="4"/>"kMiddleB2": 11,</text:p>
          </table:table-cell>
        </table:table-row>
        <table:table-row table:style-name="ro1">
          <table:table-cell table:formula="of:=[$hwMap.F6]" office:value-type="float" office:value="12" calcext:value-type="float">
            <text:p>12</text:p>
          </table:table-cell>
          <table:table-cell table:formula="of:=[$hwMap.G6]" office:value-type="string" office:string-value="kMiddleB3" calcext:value-type="string">
            <text:p>kMiddleB3</text:p>
          </table:table-cell>
          <table:table-cell table:formula="of:=&quot;    &quot;&quot;&quot;&amp;[.B14]&amp;&quot;&quot;&quot;: &quot;&amp;[.A14]&amp;&quot;,&quot;" office:value-type="string" office:string-value="    &quot;kMiddleB3&quot;: 12," calcext:value-type="string">
            <text:p><text:s text:c="4"/>"kMiddleB3": 12,</text:p>
          </table:table-cell>
        </table:table-row>
        <table:table-row table:style-name="ro1">
          <table:table-cell table:formula="of:=[$hwMap.F7]" office:value-type="float" office:value="13" calcext:value-type="float">
            <text:p>13</text:p>
          </table:table-cell>
          <table:table-cell table:formula="of:=[$hwMap.G7]" office:value-type="string" office:string-value="kMiddleB4" calcext:value-type="string">
            <text:p>kMiddleB4</text:p>
          </table:table-cell>
          <table:table-cell table:formula="of:=&quot;    &quot;&quot;&quot;&amp;[.B15]&amp;&quot;&quot;&quot;: &quot;&amp;[.A15]&amp;&quot;,&quot;" office:value-type="string" office:string-value="    &quot;kMiddleB4&quot;: 13," calcext:value-type="string">
            <text:p><text:s text:c="4"/>"kMiddleB4": 13,</text:p>
          </table:table-cell>
        </table:table-row>
        <table:table-row table:style-name="ro1">
          <table:table-cell table:formula="of:=[$hwMap.F8]" office:value-type="float" office:value="14" calcext:value-type="float">
            <text:p>14</text:p>
          </table:table-cell>
          <table:table-cell table:formula="of:=[$hwMap.G8]" office:value-type="string" office:string-value="kMiddleB5" calcext:value-type="string">
            <text:p>kMiddleB5</text:p>
          </table:table-cell>
          <table:table-cell table:formula="of:=&quot;    &quot;&quot;&quot;&amp;[.B16]&amp;&quot;&quot;&quot;: &quot;&amp;[.A16]&amp;&quot;,&quot;" office:value-type="string" office:string-value="    &quot;kMiddleB5&quot;: 14," calcext:value-type="string">
            <text:p><text:s text:c="4"/>"kMiddleB5": 14,</text:p>
          </table:table-cell>
        </table:table-row>
        <table:table-row table:style-name="ro1">
          <table:table-cell table:formula="of:=[$hwMap.H4]" office:value-type="float" office:value="15" calcext:value-type="float">
            <text:p>15</text:p>
          </table:table-cell>
          <table:table-cell table:formula="of:=[$hwMap.I4]" office:value-type="string" office:string-value="kIndexB1" calcext:value-type="string">
            <text:p>kIndexB1</text:p>
          </table:table-cell>
          <table:table-cell table:formula="of:=&quot;    &quot;&quot;&quot;&amp;[.B17]&amp;&quot;&quot;&quot;: &quot;&amp;[.A17]&amp;&quot;,&quot;" office:value-type="string" office:string-value="    &quot;kIndexB1&quot;: 15," calcext:value-type="string">
            <text:p><text:s text:c="4"/>"kIndexB1": 15,</text:p>
          </table:table-cell>
        </table:table-row>
        <table:table-row table:style-name="ro1">
          <table:table-cell table:formula="of:=[$hwMap.H5]" office:value-type="float" office:value="16" calcext:value-type="float">
            <text:p>16</text:p>
          </table:table-cell>
          <table:table-cell table:formula="of:=[$hwMap.I5]" office:value-type="string" office:string-value="kIndexB2" calcext:value-type="string">
            <text:p>kIndexB2</text:p>
          </table:table-cell>
          <table:table-cell table:formula="of:=&quot;    &quot;&quot;&quot;&amp;[.B18]&amp;&quot;&quot;&quot;: &quot;&amp;[.A18]&amp;&quot;,&quot;" office:value-type="string" office:string-value="    &quot;kIndexB2&quot;: 16," calcext:value-type="string">
            <text:p><text:s text:c="4"/>"kIndexB2": 16,</text:p>
          </table:table-cell>
        </table:table-row>
        <table:table-row table:style-name="ro1">
          <table:table-cell table:formula="of:=[$hwMap.H6]" office:value-type="float" office:value="17" calcext:value-type="float">
            <text:p>17</text:p>
          </table:table-cell>
          <table:table-cell table:formula="of:=[$hwMap.I6]" office:value-type="string" office:string-value="kIndexB3" calcext:value-type="string">
            <text:p>kIndexB3</text:p>
          </table:table-cell>
          <table:table-cell table:formula="of:=&quot;    &quot;&quot;&quot;&amp;[.B19]&amp;&quot;&quot;&quot;: &quot;&amp;[.A19]&amp;&quot;,&quot;" office:value-type="string" office:string-value="    &quot;kIndexB3&quot;: 17," calcext:value-type="string">
            <text:p><text:s text:c="4"/>"kIndexB3": 17,</text:p>
          </table:table-cell>
        </table:table-row>
        <table:table-row table:style-name="ro1">
          <table:table-cell table:formula="of:=[$hwMap.H7]" office:value-type="float" office:value="18" calcext:value-type="float">
            <text:p>18</text:p>
          </table:table-cell>
          <table:table-cell table:formula="of:=[$hwMap.I7]" office:value-type="string" office:string-value="kIndexB4" calcext:value-type="string">
            <text:p>kIndexB4</text:p>
          </table:table-cell>
          <table:table-cell table:formula="of:=&quot;    &quot;&quot;&quot;&amp;[.B20]&amp;&quot;&quot;&quot;: &quot;&amp;[.A20]&amp;&quot;,&quot;" office:value-type="string" office:string-value="    &quot;kIndexB4&quot;: 18," calcext:value-type="string">
            <text:p><text:s text:c="4"/>"kIndexB4": 18,</text:p>
          </table:table-cell>
        </table:table-row>
        <table:table-row table:style-name="ro1">
          <table:table-cell table:formula="of:=[$hwMap.H8]" office:value-type="float" office:value="19" calcext:value-type="float">
            <text:p>19</text:p>
          </table:table-cell>
          <table:table-cell table:formula="of:=[$hwMap.I8]" office:value-type="string" office:string-value="kIndexB5" calcext:value-type="string">
            <text:p>kIndexB5</text:p>
          </table:table-cell>
          <table:table-cell table:formula="of:=&quot;    &quot;&quot;&quot;&amp;[.B21]&amp;&quot;&quot;&quot;: &quot;&amp;[.A21]&amp;&quot;,&quot;" office:value-type="string" office:string-value="    &quot;kIndexB5&quot;: 19," calcext:value-type="string">
            <text:p><text:s text:c="4"/>"kIndexB5": 19,</text:p>
          </table:table-cell>
        </table:table-row>
        <table:table-row table:style-name="ro1">
          <table:table-cell table:formula="of:=[$hwMap.J4]" office:value-type="float" office:value="20" calcext:value-type="float">
            <text:p>20</text:p>
          </table:table-cell>
          <table:table-cell table:formula="of:=[$hwMap.K4]" office:value-type="string" office:string-value="kThumbNavN" calcext:value-type="string">
            <text:p>kThumbNavN</text:p>
          </table:table-cell>
          <table:table-cell table:formula="of:=&quot;    &quot;&quot;&quot;&amp;[.B22]&amp;&quot;&quot;&quot;: &quot;&amp;[.A22]&amp;&quot;,&quot;" office:value-type="string" office:string-value="    &quot;kThumbNavN&quot;: 20," calcext:value-type="string">
            <text:p><text:s text:c="4"/>"kThumbNavN": 20,</text:p>
          </table:table-cell>
        </table:table-row>
        <table:table-row table:style-name="ro1">
          <table:table-cell table:formula="of:=[$hwMap.J5]" office:value-type="float" office:value="21" calcext:value-type="float">
            <text:p>21</text:p>
          </table:table-cell>
          <table:table-cell table:formula="of:=[$hwMap.K5]" office:value-type="string" office:string-value="kThumbNavE" calcext:value-type="string">
            <text:p>kThumbNavE</text:p>
          </table:table-cell>
          <table:table-cell table:formula="of:=&quot;    &quot;&quot;&quot;&amp;[.B23]&amp;&quot;&quot;&quot;: &quot;&amp;[.A23]&amp;&quot;,&quot;" office:value-type="string" office:string-value="    &quot;kThumbNavE&quot;: 21," calcext:value-type="string">
            <text:p><text:s text:c="4"/>"kThumbNavE": 21,</text:p>
          </table:table-cell>
        </table:table-row>
        <table:table-row table:style-name="ro1">
          <table:table-cell table:formula="of:=[$hwMap.J6]" office:value-type="float" office:value="22" calcext:value-type="float">
            <text:p>22</text:p>
          </table:table-cell>
          <table:table-cell table:formula="of:=[$hwMap.K6]" office:value-type="string" office:string-value="kThumbNavS" calcext:value-type="string">
            <text:p>kThumbNavS</text:p>
          </table:table-cell>
          <table:table-cell table:formula="of:=&quot;    &quot;&quot;&quot;&amp;[.B24]&amp;&quot;&quot;&quot;: &quot;&amp;[.A24]&amp;&quot;,&quot;" office:value-type="string" office:string-value="    &quot;kThumbNavS&quot;: 22," calcext:value-type="string">
            <text:p><text:s text:c="4"/>"kThumbNavS": 22,</text:p>
          </table:table-cell>
        </table:table-row>
        <table:table-row table:style-name="ro1">
          <table:table-cell table:formula="of:=[$hwMap.J7]" office:value-type="float" office:value="23" calcext:value-type="float">
            <text:p>23</text:p>
          </table:table-cell>
          <table:table-cell table:formula="of:=[$hwMap.K7]" office:value-type="string" office:string-value="kThumbNavW" calcext:value-type="string">
            <text:p>kThumbNavW</text:p>
          </table:table-cell>
          <table:table-cell table:formula="of:=&quot;    &quot;&quot;&quot;&amp;[.B25]&amp;&quot;&quot;&quot;: &quot;&amp;[.A25]&amp;&quot;,&quot;" office:value-type="string" office:string-value="    &quot;kThumbNavW&quot;: 23," calcext:value-type="string">
            <text:p><text:s text:c="4"/>"kThumbNavW": 23,</text:p>
          </table:table-cell>
        </table:table-row>
        <table:table-row table:style-name="ro1">
          <table:table-cell table:formula="of:=[$hwMap.J8]" office:value-type="float" office:value="24" calcext:value-type="float">
            <text:p>24</text:p>
          </table:table-cell>
          <table:table-cell table:formula="of:=[$hwMap.K8]" office:value-type="string" office:string-value="kThumbNavPush" calcext:value-type="string">
            <text:p>kThumbNavPush</text:p>
          </table:table-cell>
          <table:table-cell table:formula="of:=&quot;    &quot;&quot;&quot;&amp;[.B26]&amp;&quot;&quot;&quot;: &quot;&amp;[.A26]&amp;&quot;,&quot;" office:value-type="string" office:string-value="    &quot;kThumbNavPush&quot;: 24," calcext:value-type="string">
            <text:p><text:s text:c="4"/>"kThumbNavPush": 24,</text:p>
          </table:table-cell>
        </table:table-row>
        <table:table-row table:style-name="ro1">
          <table:table-cell table:formula="of:=[$hwMap.L4]" office:value-type="float" office:value="25" calcext:value-type="float">
            <text:p>25</text:p>
          </table:table-cell>
          <table:table-cell table:formula="of:=[$hwMap.M4]" office:value-type="string" office:string-value="kIndexBAddon" calcext:value-type="string">
            <text:p>kIndexBAddon</text:p>
          </table:table-cell>
          <table:table-cell table:formula="of:=&quot;    &quot;&quot;&quot;&amp;[.B27]&amp;&quot;&quot;&quot;: &quot;&amp;[.A27]&amp;&quot;,&quot;" office:value-type="string" office:string-value="    &quot;kIndexBAddon&quot;: 25," calcext:value-type="string">
            <text:p><text:s text:c="4"/>"kIndexBAddon": 25,</text:p>
          </table:table-cell>
        </table:table-row>
        <table:table-row table:style-name="ro1">
          <table:table-cell table:formula="of:=[$hwMap.L5]" office:value-type="float" office:value="26" calcext:value-type="float">
            <text:p>26</text:p>
          </table:table-cell>
          <table:table-cell table:formula="of:=[$hwMap.M5]" office:value-type="string" office:string-value="kPinkyBAddon" calcext:value-type="string">
            <text:p>kPinkyBAddon</text:p>
          </table:table-cell>
          <table:table-cell table:formula="of:=&quot;    &quot;&quot;&quot;&amp;[.B28]&amp;&quot;&quot;&quot;: &quot;&amp;[.A28]&amp;&quot;,&quot;" office:value-type="string" office:string-value="    &quot;kPinkyBAddon&quot;: 26," calcext:value-type="string">
            <text:p><text:s text:c="4"/>"kPinkyBAddon": 26,</text:p>
          </table:table-cell>
        </table:table-row>
        <table:table-row table:style-name="ro1">
          <table:table-cell table:formula="of:=[$hwMap.L6]" office:value-type="float" office:value="27" calcext:value-type="float">
            <text:p>27</text:p>
          </table:table-cell>
          <table:table-cell table:formula="of:=[$hwMap.M6]" office:value-type="string" office:string-value="kThumbStickPush" calcext:value-type="string">
            <text:p>kThumbStickPush</text:p>
          </table:table-cell>
          <table:table-cell table:formula="of:=&quot;    &quot;&quot;&quot;&amp;[.B29]&amp;&quot;&quot;&quot;: &quot;&amp;[.A29]&amp;&quot;,&quot;" office:value-type="string" office:string-value="    &quot;kThumbStickPush&quot;: 27," calcext:value-type="string">
            <text:p><text:s text:c="4"/>"kThumbStickPush": 27,</text:p>
          </table:table-cell>
        </table:table-row>
        <table:table-row table:style-name="ro1">
          <table:table-cell table:formula="of:=[$hwMap.L7]" office:value-type="float" office:value="28" calcext:value-type="float">
            <text:p>28</text:p>
          </table:table-cell>
          <table:table-cell table:formula="of:=[$hwMap.M7]" office:value-type="string" office:string-value="kThumbBAddon" calcext:value-type="string">
            <text:p>kThumbBAddon</text:p>
          </table:table-cell>
          <table:table-cell table:formula="of:=&quot;    &quot;&quot;&quot;&amp;[.B30]&amp;&quot;&quot;&quot;: &quot;&amp;[.A30]&amp;&quot;,&quot;" office:value-type="string" office:string-value="    &quot;kThumbBAddon&quot;: 28," calcext:value-type="string">
            <text:p><text:s text:c="4"/>"kThumbBAddon": 28,</text:p>
          </table:table-cell>
        </table:table-row>
        <table:table-row table:style-name="ro1">
          <table:table-cell table:formula="of:=[$hwMap.L8]" office:value-type="float" office:value="29" calcext:value-type="float">
            <text:p>29</text:p>
          </table:table-cell>
          <table:table-cell table:formula="of:=[$hwMap.M8]" office:value-type="string" office:string-value="None" calcext:value-type="string">
            <text:p>None</text:p>
          </table:table-cell>
          <table:table-cell table:formula="of:=&quot;    &quot;&quot;&quot;&amp;[.B31]&amp;&quot;&quot;&quot;: &quot;&amp;[.A31]&amp;&quot;,&quot;" office:value-type="string" office:string-value="    &quot;None&quot;: 29," calcext:value-type="string">
            <text:p><text:s text:c="4"/>"None": 29,</text:p>
          </table:table-cell>
        </table:table-row>
        <table:table-row table:style-name="ro1">
          <table:table-cell table:formula="of:=[$hwMap.F20]" office:value-type="float" office:value="100" calcext:value-type="float">
            <text:p>100</text:p>
          </table:table-cell>
          <table:table-cell table:formula="of:=[$hwMap.G20]" office:value-type="string" office:string-value="kThumbStickN" calcext:value-type="string">
            <text:p>kThumbStickN</text:p>
          </table:table-cell>
          <table:table-cell table:formula="of:=&quot;    &quot;&quot;&quot;&amp;[.B32]&amp;&quot;&quot;&quot;: &quot;&amp;[.A32]&amp;&quot;,&quot;" office:value-type="string" office:string-value="    &quot;kThumbStickN&quot;: 100," calcext:value-type="string">
            <text:p><text:s text:c="4"/>"kThumbStickN": 100,</text:p>
          </table:table-cell>
        </table:table-row>
        <table:table-row table:style-name="ro1">
          <table:table-cell table:formula="of:=[$hwMap.F21]" office:value-type="float" office:value="101" calcext:value-type="float">
            <text:p>101</text:p>
          </table:table-cell>
          <table:table-cell table:formula="of:=[$hwMap.G21]" office:value-type="string" office:string-value="kThumbStickE" calcext:value-type="string">
            <text:p>kThumbStickE</text:p>
          </table:table-cell>
          <table:table-cell table:formula="of:=&quot;    &quot;&quot;&quot;&amp;[.B33]&amp;&quot;&quot;&quot;: &quot;&amp;[.A33]&amp;&quot;,&quot;" office:value-type="string" office:string-value="    &quot;kThumbStickE&quot;: 101," calcext:value-type="string">
            <text:p><text:s text:c="4"/>"kThumbStickE": 101,</text:p>
          </table:table-cell>
        </table:table-row>
        <table:table-row table:style-name="ro1">
          <table:table-cell table:formula="of:=[$hwMap.F22]" office:value-type="float" office:value="102" calcext:value-type="float">
            <text:p>102</text:p>
          </table:table-cell>
          <table:table-cell table:formula="of:=[$hwMap.G22]" office:value-type="string" office:string-value="kThumbStickS" calcext:value-type="string">
            <text:p>kThumbStickS</text:p>
          </table:table-cell>
          <table:table-cell table:formula="of:=&quot;    &quot;&quot;&quot;&amp;[.B34]&amp;&quot;&quot;&quot;: &quot;&amp;[.A34]&amp;&quot;,&quot;" office:value-type="string" office:string-value="    &quot;kThumbStickS&quot;: 102," calcext:value-type="string">
            <text:p><text:s text:c="4"/>"kThumbStickS": 102,</text:p>
          </table:table-cell>
        </table:table-row>
        <table:table-row table:style-name="ro1">
          <table:table-cell table:formula="of:=[$hwMap.F23]" office:value-type="float" office:value="103" calcext:value-type="float">
            <text:p>103</text:p>
          </table:table-cell>
          <table:table-cell table:formula="of:=[$hwMap.G23]" office:value-type="string" office:string-value="kThumbStickW" calcext:value-type="string">
            <text:p>kThumbStickW</text:p>
          </table:table-cell>
          <table:table-cell table:formula="of:=&quot;    &quot;&quot;&quot;&amp;[.B35]&amp;&quot;&quot;&quot;: &quot;&amp;[.A35]" office:value-type="string" office:string-value="    &quot;kThumbStickW&quot;: 103" calcext:value-type="string">
            <text:p><text:s text:c="4"/>"kThumbStickW": 1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}</text:p>
          </table:table-cell>
        </table:table-row>
      </table:table>
      <table:table table:name="hwRight" table:style-name="ta1"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row table:style-name="ro1">
          <table:table-cell table:number-columns-repeated="2"/>
          <table:table-cell office:value-type="string" calcext:value-type="string">
            <text:p>gk_hw_righthand = {</text:p>
          </table:table-cell>
        </table:table-row>
        <table:table-row table:style-name="ro1">
          <table:table-cell table:formula="of:=[$hwMap.B4]" office:value-type="float" office:value="0" calcext:value-type="float">
            <text:p>0</text:p>
          </table:table-cell>
          <table:table-cell table:formula="of:=[$hwMap.C13]" office:value-type="string" office:string-value="kThumbNavN" calcext:value-type="string">
            <text:p>kThumbNavN</text:p>
          </table:table-cell>
          <table:table-cell table:formula="of:=&quot;    &quot;&quot;&quot;&amp;[.B2]&amp;&quot;&quot;&quot;: &quot;&amp;[.A2]&amp;&quot;,&quot;" office:value-type="string" office:string-value="    &quot;kThumbNavN&quot;: 0," calcext:value-type="string">
            <text:p><text:s text:c="4"/>"kThumbNavN": 0,</text:p>
          </table:table-cell>
        </table:table-row>
        <table:table-row table:style-name="ro1">
          <table:table-cell table:formula="of:=[$hwMap.B5]" office:value-type="float" office:value="1" calcext:value-type="float">
            <text:p>1</text:p>
          </table:table-cell>
          <table:table-cell table:formula="of:=[$hwMap.C14]" office:value-type="string" office:string-value="kThumbNavE" calcext:value-type="string">
            <text:p>kThumbNavE</text:p>
          </table:table-cell>
          <table:table-cell table:formula="of:=&quot;    &quot;&quot;&quot;&amp;[.B3]&amp;&quot;&quot;&quot;: &quot;&amp;[.A3]&amp;&quot;,&quot;" office:value-type="string" office:string-value="    &quot;kThumbNavE&quot;: 1," calcext:value-type="string">
            <text:p><text:s text:c="4"/>"kThumbNavE": 1,</text:p>
          </table:table-cell>
        </table:table-row>
        <table:table-row table:style-name="ro1">
          <table:table-cell table:formula="of:=[$hwMap.B6]" office:value-type="float" office:value="2" calcext:value-type="float">
            <text:p>2</text:p>
          </table:table-cell>
          <table:table-cell table:formula="of:=[$hwMap.C15]" office:value-type="string" office:string-value="kThumbNavS" calcext:value-type="string">
            <text:p>kThumbNavS</text:p>
          </table:table-cell>
          <table:table-cell table:formula="of:=&quot;    &quot;&quot;&quot;&amp;[.B4]&amp;&quot;&quot;&quot;: &quot;&amp;[.A4]&amp;&quot;,&quot;" office:value-type="string" office:string-value="    &quot;kThumbNavS&quot;: 2," calcext:value-type="string">
            <text:p><text:s text:c="4"/>"kThumbNavS": 2,</text:p>
          </table:table-cell>
        </table:table-row>
        <table:table-row table:style-name="ro1">
          <table:table-cell table:formula="of:=[$hwMap.B7]" office:value-type="float" office:value="3" calcext:value-type="float">
            <text:p>3</text:p>
          </table:table-cell>
          <table:table-cell table:formula="of:=[$hwMap.C16]" office:value-type="string" office:string-value="kThumbNavW" calcext:value-type="string">
            <text:p>kThumbNavW</text:p>
          </table:table-cell>
          <table:table-cell table:formula="of:=&quot;    &quot;&quot;&quot;&amp;[.B5]&amp;&quot;&quot;&quot;: &quot;&amp;[.A5]&amp;&quot;,&quot;" office:value-type="string" office:string-value="    &quot;kThumbNavW&quot;: 3," calcext:value-type="string">
            <text:p><text:s text:c="4"/>"kThumbNavW": 3,</text:p>
          </table:table-cell>
        </table:table-row>
        <table:table-row table:style-name="ro1">
          <table:table-cell table:formula="of:=[$hwMap.B8]" office:value-type="float" office:value="4" calcext:value-type="float">
            <text:p>4</text:p>
          </table:table-cell>
          <table:table-cell table:formula="of:=[$hwMap.C17]" office:value-type="string" office:string-value="kThumbNavPush" calcext:value-type="string">
            <text:p>kThumbNavPush</text:p>
          </table:table-cell>
          <table:table-cell table:formula="of:=&quot;    &quot;&quot;&quot;&amp;[.B6]&amp;&quot;&quot;&quot;: &quot;&amp;[.A6]&amp;&quot;,&quot;" office:value-type="string" office:string-value="    &quot;kThumbNavPush&quot;: 4," calcext:value-type="string">
            <text:p><text:s text:c="4"/>"kThumbNavPush": 4,</text:p>
          </table:table-cell>
        </table:table-row>
        <table:table-row table:style-name="ro1">
          <table:table-cell table:formula="of:=[$hwMap.D4]" office:value-type="float" office:value="5" calcext:value-type="float">
            <text:p>5</text:p>
          </table:table-cell>
          <table:table-cell table:formula="of:=[$hwMap.E13]" office:value-type="string" office:string-value="kIndexB1" calcext:value-type="string">
            <text:p>kIndexB1</text:p>
          </table:table-cell>
          <table:table-cell table:formula="of:=&quot;    &quot;&quot;&quot;&amp;[.B7]&amp;&quot;&quot;&quot;: &quot;&amp;[.A7]&amp;&quot;,&quot;" office:value-type="string" office:string-value="    &quot;kIndexB1&quot;: 5," calcext:value-type="string">
            <text:p><text:s text:c="4"/>"kIndexB1": 5,</text:p>
          </table:table-cell>
        </table:table-row>
        <table:table-row table:style-name="ro1">
          <table:table-cell table:formula="of:=[$hwMap.D5]" office:value-type="float" office:value="6" calcext:value-type="float">
            <text:p>6</text:p>
          </table:table-cell>
          <table:table-cell table:formula="of:=[$hwMap.E14]" office:value-type="string" office:string-value="kIndexB2" calcext:value-type="string">
            <text:p>kIndexB2</text:p>
          </table:table-cell>
          <table:table-cell table:formula="of:=&quot;    &quot;&quot;&quot;&amp;[.B8]&amp;&quot;&quot;&quot;: &quot;&amp;[.A8]&amp;&quot;,&quot;" office:value-type="string" office:string-value="    &quot;kIndexB2&quot;: 6," calcext:value-type="string">
            <text:p><text:s text:c="4"/>"kIndexB2": 6,</text:p>
          </table:table-cell>
        </table:table-row>
        <table:table-row table:style-name="ro1">
          <table:table-cell table:formula="of:=[$hwMap.D6]" office:value-type="float" office:value="7" calcext:value-type="float">
            <text:p>7</text:p>
          </table:table-cell>
          <table:table-cell table:formula="of:=[$hwMap.E15]" office:value-type="string" office:string-value="kIndexB3" calcext:value-type="string">
            <text:p>kIndexB3</text:p>
          </table:table-cell>
          <table:table-cell table:formula="of:=&quot;    &quot;&quot;&quot;&amp;[.B9]&amp;&quot;&quot;&quot;: &quot;&amp;[.A9]&amp;&quot;,&quot;" office:value-type="string" office:string-value="    &quot;kIndexB3&quot;: 7," calcext:value-type="string">
            <text:p><text:s text:c="4"/>"kIndexB3": 7,</text:p>
          </table:table-cell>
        </table:table-row>
        <table:table-row table:style-name="ro1">
          <table:table-cell table:formula="of:=[$hwMap.D7]" office:value-type="float" office:value="8" calcext:value-type="float">
            <text:p>8</text:p>
          </table:table-cell>
          <table:table-cell table:formula="of:=[$hwMap.E16]" office:value-type="string" office:string-value="kIndexB4" calcext:value-type="string">
            <text:p>kIndexB4</text:p>
          </table:table-cell>
          <table:table-cell table:formula="of:=&quot;    &quot;&quot;&quot;&amp;[.B10]&amp;&quot;&quot;&quot;: &quot;&amp;[.A10]&amp;&quot;,&quot;" office:value-type="string" office:string-value="    &quot;kIndexB4&quot;: 8," calcext:value-type="string">
            <text:p><text:s text:c="4"/>"kIndexB4": 8,</text:p>
          </table:table-cell>
        </table:table-row>
        <table:table-row table:style-name="ro1">
          <table:table-cell table:formula="of:=[$hwMap.D8]" office:value-type="float" office:value="9" calcext:value-type="float">
            <text:p>9</text:p>
          </table:table-cell>
          <table:table-cell table:formula="of:=[$hwMap.E17]" office:value-type="string" office:string-value="kIndexB5" calcext:value-type="string">
            <text:p>kIndexB5</text:p>
          </table:table-cell>
          <table:table-cell table:formula="of:=&quot;    &quot;&quot;&quot;&amp;[.B11]&amp;&quot;&quot;&quot;: &quot;&amp;[.A11]&amp;&quot;,&quot;" office:value-type="string" office:string-value="    &quot;kIndexB5&quot;: 9," calcext:value-type="string">
            <text:p><text:s text:c="4"/>"kIndexB5": 9,</text:p>
          </table:table-cell>
        </table:table-row>
        <table:table-row table:style-name="ro1">
          <table:table-cell table:formula="of:=[$hwMap.F4]" office:value-type="float" office:value="10" calcext:value-type="float">
            <text:p>10</text:p>
          </table:table-cell>
          <table:table-cell table:formula="of:=[$hwMap.G13]" office:value-type="string" office:string-value="kMiddleB1" calcext:value-type="string">
            <text:p>kMiddleB1</text:p>
          </table:table-cell>
          <table:table-cell table:formula="of:=&quot;    &quot;&quot;&quot;&amp;[.B12]&amp;&quot;&quot;&quot;: &quot;&amp;[.A12]&amp;&quot;,&quot;" office:value-type="string" office:string-value="    &quot;kMiddleB1&quot;: 10," calcext:value-type="string">
            <text:p><text:s text:c="4"/>"kMiddleB1": 10,</text:p>
          </table:table-cell>
        </table:table-row>
        <table:table-row table:style-name="ro1">
          <table:table-cell table:formula="of:=[$hwMap.F5]" office:value-type="float" office:value="11" calcext:value-type="float">
            <text:p>11</text:p>
          </table:table-cell>
          <table:table-cell table:formula="of:=[$hwMap.G14]" office:value-type="string" office:string-value="kMiddleB2" calcext:value-type="string">
            <text:p>kMiddleB2</text:p>
          </table:table-cell>
          <table:table-cell table:formula="of:=&quot;    &quot;&quot;&quot;&amp;[.B13]&amp;&quot;&quot;&quot;: &quot;&amp;[.A13]&amp;&quot;,&quot;" office:value-type="string" office:string-value="    &quot;kMiddleB2&quot;: 11," calcext:value-type="string">
            <text:p><text:s text:c="4"/>"kMiddleB2": 11,</text:p>
          </table:table-cell>
        </table:table-row>
        <table:table-row table:style-name="ro1">
          <table:table-cell table:formula="of:=[$hwMap.F6]" office:value-type="float" office:value="12" calcext:value-type="float">
            <text:p>12</text:p>
          </table:table-cell>
          <table:table-cell table:formula="of:=[$hwMap.G15]" office:value-type="string" office:string-value="kMiddleB3" calcext:value-type="string">
            <text:p>kMiddleB3</text:p>
          </table:table-cell>
          <table:table-cell table:formula="of:=&quot;    &quot;&quot;&quot;&amp;[.B14]&amp;&quot;&quot;&quot;: &quot;&amp;[.A14]&amp;&quot;,&quot;" office:value-type="string" office:string-value="    &quot;kMiddleB3&quot;: 12," calcext:value-type="string">
            <text:p><text:s text:c="4"/>"kMiddleB3": 12,</text:p>
          </table:table-cell>
        </table:table-row>
        <table:table-row table:style-name="ro1">
          <table:table-cell table:formula="of:=[$hwMap.F7]" office:value-type="float" office:value="13" calcext:value-type="float">
            <text:p>13</text:p>
          </table:table-cell>
          <table:table-cell table:formula="of:=[$hwMap.G16]" office:value-type="string" office:string-value="kMiddleB4" calcext:value-type="string">
            <text:p>kMiddleB4</text:p>
          </table:table-cell>
          <table:table-cell table:formula="of:=&quot;    &quot;&quot;&quot;&amp;[.B15]&amp;&quot;&quot;&quot;: &quot;&amp;[.A15]&amp;&quot;,&quot;" office:value-type="string" office:string-value="    &quot;kMiddleB4&quot;: 13," calcext:value-type="string">
            <text:p><text:s text:c="4"/>"kMiddleB4": 13,</text:p>
          </table:table-cell>
        </table:table-row>
        <table:table-row table:style-name="ro1">
          <table:table-cell table:formula="of:=[$hwMap.F8]" office:value-type="float" office:value="14" calcext:value-type="float">
            <text:p>14</text:p>
          </table:table-cell>
          <table:table-cell table:formula="of:=[$hwMap.G17]" office:value-type="string" office:string-value="kMiddleB5" calcext:value-type="string">
            <text:p>kMiddleB5</text:p>
          </table:table-cell>
          <table:table-cell table:formula="of:=&quot;    &quot;&quot;&quot;&amp;[.B16]&amp;&quot;&quot;&quot;: &quot;&amp;[.A16]&amp;&quot;,&quot;" office:value-type="string" office:string-value="    &quot;kMiddleB5&quot;: 14," calcext:value-type="string">
            <text:p><text:s text:c="4"/>"kMiddleB5": 14,</text:p>
          </table:table-cell>
        </table:table-row>
        <table:table-row table:style-name="ro1">
          <table:table-cell table:formula="of:=[$hwMap.H4]" office:value-type="float" office:value="15" calcext:value-type="float">
            <text:p>15</text:p>
          </table:table-cell>
          <table:table-cell table:formula="of:=[$hwMap.I13]" office:value-type="string" office:string-value="kRingB1" calcext:value-type="string">
            <text:p>kRingB1</text:p>
          </table:table-cell>
          <table:table-cell table:formula="of:=&quot;    &quot;&quot;&quot;&amp;[.B17]&amp;&quot;&quot;&quot;: &quot;&amp;[.A17]&amp;&quot;,&quot;" office:value-type="string" office:string-value="    &quot;kRingB1&quot;: 15," calcext:value-type="string">
            <text:p><text:s text:c="4"/>"kRingB1": 15,</text:p>
          </table:table-cell>
        </table:table-row>
        <table:table-row table:style-name="ro1">
          <table:table-cell table:formula="of:=[$hwMap.H5]" office:value-type="float" office:value="16" calcext:value-type="float">
            <text:p>16</text:p>
          </table:table-cell>
          <table:table-cell table:formula="of:=[$hwMap.I14]" office:value-type="string" office:string-value="kRingB2" calcext:value-type="string">
            <text:p>kRingB2</text:p>
          </table:table-cell>
          <table:table-cell table:formula="of:=&quot;    &quot;&quot;&quot;&amp;[.B18]&amp;&quot;&quot;&quot;: &quot;&amp;[.A18]&amp;&quot;,&quot;" office:value-type="string" office:string-value="    &quot;kRingB2&quot;: 16," calcext:value-type="string">
            <text:p><text:s text:c="4"/>"kRingB2": 16,</text:p>
          </table:table-cell>
        </table:table-row>
        <table:table-row table:style-name="ro1">
          <table:table-cell table:formula="of:=[$hwMap.H6]" office:value-type="float" office:value="17" calcext:value-type="float">
            <text:p>17</text:p>
          </table:table-cell>
          <table:table-cell table:formula="of:=[$hwMap.I15]" office:value-type="string" office:string-value="kRingB3" calcext:value-type="string">
            <text:p>kRingB3</text:p>
          </table:table-cell>
          <table:table-cell table:formula="of:=&quot;    &quot;&quot;&quot;&amp;[.B19]&amp;&quot;&quot;&quot;: &quot;&amp;[.A19]&amp;&quot;,&quot;" office:value-type="string" office:string-value="    &quot;kRingB3&quot;: 17," calcext:value-type="string">
            <text:p><text:s text:c="4"/>"kRingB3": 17,</text:p>
          </table:table-cell>
        </table:table-row>
        <table:table-row table:style-name="ro1">
          <table:table-cell table:formula="of:=[$hwMap.H7]" office:value-type="float" office:value="18" calcext:value-type="float">
            <text:p>18</text:p>
          </table:table-cell>
          <table:table-cell table:formula="of:=[$hwMap.I16]" office:value-type="string" office:string-value="kRingB4" calcext:value-type="string">
            <text:p>kRingB4</text:p>
          </table:table-cell>
          <table:table-cell table:formula="of:=&quot;    &quot;&quot;&quot;&amp;[.B20]&amp;&quot;&quot;&quot;: &quot;&amp;[.A20]&amp;&quot;,&quot;" office:value-type="string" office:string-value="    &quot;kRingB4&quot;: 18," calcext:value-type="string">
            <text:p><text:s text:c="4"/>"kRingB4": 18,</text:p>
          </table:table-cell>
        </table:table-row>
        <table:table-row table:style-name="ro1">
          <table:table-cell table:formula="of:=[$hwMap.H8]" office:value-type="float" office:value="19" calcext:value-type="float">
            <text:p>19</text:p>
          </table:table-cell>
          <table:table-cell table:formula="of:=[$hwMap.I17]" office:value-type="string" office:string-value="kRingB5" calcext:value-type="string">
            <text:p>kRingB5</text:p>
          </table:table-cell>
          <table:table-cell table:formula="of:=&quot;    &quot;&quot;&quot;&amp;[.B21]&amp;&quot;&quot;&quot;: &quot;&amp;[.A21]&amp;&quot;,&quot;" office:value-type="string" office:string-value="    &quot;kRingB5&quot;: 19," calcext:value-type="string">
            <text:p><text:s text:c="4"/>"kRingB5": 19,</text:p>
          </table:table-cell>
        </table:table-row>
        <table:table-row table:style-name="ro1">
          <table:table-cell table:formula="of:=[$hwMap.J4]" office:value-type="float" office:value="20" calcext:value-type="float">
            <text:p>20</text:p>
          </table:table-cell>
          <table:table-cell table:formula="of:=[$hwMap.K13]" office:value-type="string" office:string-value="kPinkyB1" calcext:value-type="string">
            <text:p>kPinkyB1</text:p>
          </table:table-cell>
          <table:table-cell table:formula="of:=&quot;    &quot;&quot;&quot;&amp;[.B22]&amp;&quot;&quot;&quot;: &quot;&amp;[.A22]&amp;&quot;,&quot;" office:value-type="string" office:string-value="    &quot;kPinkyB1&quot;: 20," calcext:value-type="string">
            <text:p><text:s text:c="4"/>"kPinkyB1": 20,</text:p>
          </table:table-cell>
        </table:table-row>
        <table:table-row table:style-name="ro1">
          <table:table-cell table:formula="of:=[$hwMap.J5]" office:value-type="float" office:value="21" calcext:value-type="float">
            <text:p>21</text:p>
          </table:table-cell>
          <table:table-cell table:formula="of:=[$hwMap.K14]" office:value-type="string" office:string-value="kPinkyB2" calcext:value-type="string">
            <text:p>kPinkyB2</text:p>
          </table:table-cell>
          <table:table-cell table:formula="of:=&quot;    &quot;&quot;&quot;&amp;[.B23]&amp;&quot;&quot;&quot;: &quot;&amp;[.A23]&amp;&quot;,&quot;" office:value-type="string" office:string-value="    &quot;kPinkyB2&quot;: 21," calcext:value-type="string">
            <text:p><text:s text:c="4"/>"kPinkyB2": 21,</text:p>
          </table:table-cell>
        </table:table-row>
        <table:table-row table:style-name="ro1">
          <table:table-cell table:formula="of:=[$hwMap.J6]" office:value-type="float" office:value="22" calcext:value-type="float">
            <text:p>22</text:p>
          </table:table-cell>
          <table:table-cell table:formula="of:=[$hwMap.K15]" office:value-type="string" office:string-value="kPinkyB3" calcext:value-type="string">
            <text:p>kPinkyB3</text:p>
          </table:table-cell>
          <table:table-cell table:formula="of:=&quot;    &quot;&quot;&quot;&amp;[.B24]&amp;&quot;&quot;&quot;: &quot;&amp;[.A24]&amp;&quot;,&quot;" office:value-type="string" office:string-value="    &quot;kPinkyB3&quot;: 22," calcext:value-type="string">
            <text:p><text:s text:c="4"/>"kPinkyB3": 22,</text:p>
          </table:table-cell>
        </table:table-row>
        <table:table-row table:style-name="ro1">
          <table:table-cell table:formula="of:=[$hwMap.J7]" office:value-type="float" office:value="23" calcext:value-type="float">
            <text:p>23</text:p>
          </table:table-cell>
          <table:table-cell table:formula="of:=[$hwMap.K16]" office:value-type="string" office:string-value="kPinkyB4" calcext:value-type="string">
            <text:p>kPinkyB4</text:p>
          </table:table-cell>
          <table:table-cell table:formula="of:=&quot;    &quot;&quot;&quot;&amp;[.B25]&amp;&quot;&quot;&quot;: &quot;&amp;[.A25]&amp;&quot;,&quot;" office:value-type="string" office:string-value="    &quot;kPinkyB4&quot;: 23," calcext:value-type="string">
            <text:p><text:s text:c="4"/>"kPinkyB4": 23,</text:p>
          </table:table-cell>
        </table:table-row>
        <table:table-row table:style-name="ro1">
          <table:table-cell table:formula="of:=[$hwMap.J8]" office:value-type="float" office:value="24" calcext:value-type="float">
            <text:p>24</text:p>
          </table:table-cell>
          <table:table-cell table:formula="of:=[$hwMap.K17]" office:value-type="string" office:string-value="kPinkyB5" calcext:value-type="string">
            <text:p>kPinkyB5</text:p>
          </table:table-cell>
          <table:table-cell table:formula="of:=&quot;    &quot;&quot;&quot;&amp;[.B26]&amp;&quot;&quot;&quot;: &quot;&amp;[.A26]&amp;&quot;,&quot;" office:value-type="string" office:string-value="    &quot;kPinkyB5&quot;: 24," calcext:value-type="string">
            <text:p><text:s text:c="4"/>"kPinkyB5": 24,</text:p>
          </table:table-cell>
        </table:table-row>
        <table:table-row table:style-name="ro1">
          <table:table-cell table:formula="of:=[$hwMap.L4]" office:value-type="float" office:value="25" calcext:value-type="float">
            <text:p>25</text:p>
          </table:table-cell>
          <table:table-cell table:formula="of:=[$hwMap.M13]" office:value-type="string" office:string-value="kIndexBAddon" calcext:value-type="string">
            <text:p>kIndexBAddon</text:p>
          </table:table-cell>
          <table:table-cell table:formula="of:=&quot;    &quot;&quot;&quot;&amp;[.B27]&amp;&quot;&quot;&quot;: &quot;&amp;[.A27]&amp;&quot;,&quot;" office:value-type="string" office:string-value="    &quot;kIndexBAddon&quot;: 25," calcext:value-type="string">
            <text:p><text:s text:c="4"/>"kIndexBAddon": 25,</text:p>
          </table:table-cell>
        </table:table-row>
        <table:table-row table:style-name="ro1">
          <table:table-cell table:formula="of:=[$hwMap.L5]" office:value-type="float" office:value="26" calcext:value-type="float">
            <text:p>26</text:p>
          </table:table-cell>
          <table:table-cell table:formula="of:=[$hwMap.M14]" office:value-type="string" office:string-value="kPinkyBAddon" calcext:value-type="string">
            <text:p>kPinkyBAddon</text:p>
          </table:table-cell>
          <table:table-cell table:formula="of:=&quot;    &quot;&quot;&quot;&amp;[.B28]&amp;&quot;&quot;&quot;: &quot;&amp;[.A28]&amp;&quot;,&quot;" office:value-type="string" office:string-value="    &quot;kPinkyBAddon&quot;: 26," calcext:value-type="string">
            <text:p><text:s text:c="4"/>"kPinkyBAddon": 26,</text:p>
          </table:table-cell>
        </table:table-row>
        <table:table-row table:style-name="ro1">
          <table:table-cell table:formula="of:=[$hwMap.L6]" office:value-type="float" office:value="27" calcext:value-type="float">
            <text:p>27</text:p>
          </table:table-cell>
          <table:table-cell table:formula="of:=[$hwMap.M15]" office:value-type="string" office:string-value="kThumbStickPush" calcext:value-type="string">
            <text:p>kThumbStickPush</text:p>
          </table:table-cell>
          <table:table-cell table:formula="of:=&quot;    &quot;&quot;&quot;&amp;[.B29]&amp;&quot;&quot;&quot;: &quot;&amp;[.A29]&amp;&quot;,&quot;" office:value-type="string" office:string-value="    &quot;kThumbStickPush&quot;: 27," calcext:value-type="string">
            <text:p><text:s text:c="4"/>"kThumbStickPush": 27,</text:p>
          </table:table-cell>
        </table:table-row>
        <table:table-row table:style-name="ro1">
          <table:table-cell table:formula="of:=[$hwMap.L7]" office:value-type="float" office:value="28" calcext:value-type="float">
            <text:p>28</text:p>
          </table:table-cell>
          <table:table-cell table:formula="of:=[$hwMap.M16]" office:value-type="string" office:string-value="kThumbBAddon" calcext:value-type="string">
            <text:p>kThumbBAddon</text:p>
          </table:table-cell>
          <table:table-cell table:formula="of:=&quot;    &quot;&quot;&quot;&amp;[.B30]&amp;&quot;&quot;&quot;: &quot;&amp;[.A30]&amp;&quot;,&quot;" office:value-type="string" office:string-value="    &quot;kThumbBAddon&quot;: 28," calcext:value-type="string">
            <text:p><text:s text:c="4"/>"kThumbBAddon": 28,</text:p>
          </table:table-cell>
        </table:table-row>
        <table:table-row table:style-name="ro1">
          <table:table-cell table:formula="of:=[$hwMap.L8]" office:value-type="float" office:value="29" calcext:value-type="float">
            <text:p>29</text:p>
          </table:table-cell>
          <table:table-cell table:formula="of:=[$hwMap.M17]" office:value-type="string" office:string-value="None" calcext:value-type="string">
            <text:p>None</text:p>
          </table:table-cell>
          <table:table-cell table:formula="of:=&quot;    &quot;&quot;&quot;&amp;[.B31]&amp;&quot;&quot;&quot;: &quot;&amp;[.A31]&amp;&quot;,&quot;" office:value-type="string" office:string-value="    &quot;None&quot;: 29," calcext:value-type="string">
            <text:p><text:s text:c="4"/>"None": 29,</text:p>
          </table:table-cell>
        </table:table-row>
        <table:table-row table:style-name="ro1">
          <table:table-cell table:formula="of:=[$hwMap.F20]" office:value-type="float" office:value="100" calcext:value-type="float">
            <text:p>100</text:p>
          </table:table-cell>
          <table:table-cell table:formula="of:=[$hwMap.G20]" office:value-type="string" office:string-value="kThumbStickN" calcext:value-type="string">
            <text:p>kThumbStickN</text:p>
          </table:table-cell>
          <table:table-cell table:formula="of:=&quot;    &quot;&quot;&quot;&amp;[.B32]&amp;&quot;&quot;&quot;: &quot;&amp;[.A32]&amp;&quot;,&quot;" office:value-type="string" office:string-value="    &quot;kThumbStickN&quot;: 100," calcext:value-type="string">
            <text:p><text:s text:c="4"/>"kThumbStickN": 100,</text:p>
          </table:table-cell>
        </table:table-row>
        <table:table-row table:style-name="ro1">
          <table:table-cell table:formula="of:=[$hwMap.F21]" office:value-type="float" office:value="101" calcext:value-type="float">
            <text:p>101</text:p>
          </table:table-cell>
          <table:table-cell table:formula="of:=[$hwMap.G21]" office:value-type="string" office:string-value="kThumbStickE" calcext:value-type="string">
            <text:p>kThumbStickE</text:p>
          </table:table-cell>
          <table:table-cell table:formula="of:=&quot;    &quot;&quot;&quot;&amp;[.B33]&amp;&quot;&quot;&quot;: &quot;&amp;[.A33]&amp;&quot;,&quot;" office:value-type="string" office:string-value="    &quot;kThumbStickE&quot;: 101," calcext:value-type="string">
            <text:p><text:s text:c="4"/>"kThumbStickE": 101,</text:p>
          </table:table-cell>
        </table:table-row>
        <table:table-row table:style-name="ro1">
          <table:table-cell table:formula="of:=[$hwMap.F22]" office:value-type="float" office:value="102" calcext:value-type="float">
            <text:p>102</text:p>
          </table:table-cell>
          <table:table-cell table:formula="of:=[$hwMap.G22]" office:value-type="string" office:string-value="kThumbStickS" calcext:value-type="string">
            <text:p>kThumbStickS</text:p>
          </table:table-cell>
          <table:table-cell table:formula="of:=&quot;    &quot;&quot;&quot;&amp;[.B34]&amp;&quot;&quot;&quot;: &quot;&amp;[.A34]&amp;&quot;,&quot;" office:value-type="string" office:string-value="    &quot;kThumbStickS&quot;: 102," calcext:value-type="string">
            <text:p><text:s text:c="4"/>"kThumbStickS": 102,</text:p>
          </table:table-cell>
        </table:table-row>
        <table:table-row table:style-name="ro1">
          <table:table-cell table:formula="of:=[$hwMap.F23]" office:value-type="float" office:value="103" calcext:value-type="float">
            <text:p>103</text:p>
          </table:table-cell>
          <table:table-cell table:formula="of:=[$hwMap.G23]" office:value-type="string" office:string-value="kThumbStickW" calcext:value-type="string">
            <text:p>kThumbStickW</text:p>
          </table:table-cell>
          <table:table-cell table:formula="of:=&quot;    &quot;&quot;&quot;&amp;[.B35]&amp;&quot;&quot;&quot;: &quot;&amp;[.A35]" office:value-type="string" office:string-value="    &quot;kThumbStickW&quot;: 103" calcext:value-type="string">
            <text:p><text:s text:c="4"/>"kThumbStickW": 1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}</text:p>
          </table:table-cell>
        </table:table-row>
      </table:table>
      <table:table table:name="setaxis cmd" table:style-name="ta1">
        <table:table-column table:style-name="co10" table:default-cell-style-name="Default"/>
        <table:table-column table:style-name="co11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=272&amp;540&amp;790&amp;150&amp;97&amp;100&amp;0&amp;1|1=240&amp;535&amp;775&amp;150&amp;119&amp;115&amp;0&amp;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72" calcext:value-type="float">
            <text:p>272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tr</text:p>
          </table:table-cell>
          <table:table-cell office:value-type="float" office:value="540" calcext:value-type="float">
            <text:p>540</text:p>
          </table:table-cell>
          <table:table-cell office:value-type="float" office:value="535" calcext:value-type="float">
            <text:p>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790" calcext:value-type="float">
            <text:p>790</text:p>
          </table:table-cell>
          <table:table-cell office:value-type="float" office:value="775" calcext:value-type="float">
            <text:p>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dzone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dup</text:p>
          </table:table-cell>
          <table:table-cell office:value-type="float" office:value="97" calcext:value-type="float">
            <text:p>97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ddown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9" table:formula="of:=&quot;setaxis &quot;&amp;[.B1]&amp;&quot;=&quot;&amp;[.B2]&amp;&quot;&amp;&quot;&amp;[.B3]&amp;&quot;&amp;&quot;&amp;[.B4]&amp;&quot;&amp;&quot;&amp;[.B5]&amp;&quot;&amp;&quot;&amp;[.B6]&amp;&quot;&amp;&quot;&amp;[.B7]&amp;&quot;&amp;&quot;&amp;[.B8]&amp;&quot;&amp;&quot;&amp;[.B9]" office:value-type="string" office:string-value="setaxis 0=272&amp;540&amp;790&amp;150&amp;97&amp;100&amp;0&amp;1" calcext:value-type="string">
            <text:p>setaxis 0=272&amp;540&amp;790&amp;150&amp;97&amp;100&amp;0&amp;1</text:p>
          </table:table-cell>
          <table:table-cell table:style-name="ce9" table:formula="of:=&quot;setaxis &quot;&amp;[.C1]&amp;&quot;=&quot;&amp;[.C2]&amp;&quot;&amp;&quot;&amp;[.C3]&amp;&quot;&amp;&quot;&amp;[.C4]&amp;&quot;&amp;&quot;&amp;[.C5]&amp;&quot;&amp;&quot;&amp;[.C6]&amp;&quot;&amp;&quot;&amp;[.C7]&amp;&quot;&amp;&quot;&amp;[.C8]&amp;&quot;&amp;&quot;&amp;[.C9]" office:value-type="string" office:string-value="setaxis 1=240&amp;535&amp;775&amp;150&amp;119&amp;115&amp;0&amp;0" calcext:value-type="string">
            <text:p>setaxis 1=240&amp;535&amp;775&amp;150&amp;119&amp;115&amp;0&amp;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00-00-00</text:date>, <text:time style:data-style-name="N2" text:time-value="10:13:04.099940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9T09:50:26.825538440</meta:creation-date>
    <dc:date>2022-02-06T12:02:34.425765011</dc:date>
    <meta:editing-duration>PT3H19M10S</meta:editing-duration>
    <meta:editing-cycles>13</meta:editing-cycles>
    <meta:generator>LibreOffice/6.4.7.2$Linux_X86_64 LibreOffice_project/40$Build-2</meta:generator>
    <meta:document-statistic meta:table-count="4" meta:cell-count="422" meta:object-count="0"/>
  </office:meta>
</office:document-meta>
</file>